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468af" officeooo:paragraph-rsid="000468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aço para os Treinadores informarem o material d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der Bertoldo</meta:initial-creator>
    <meta:creation-date>2015-05-12T15:57:00.797417851</meta:creation-date>
    <meta:generator>LibreOffice/4.3.7.2$Linux_X86_64 LibreOffice_project/430$Build-2</meta:generator>
    <dc:date>2015-05-12T15:57:59.305579993</dc:date>
    <dc:creator>Helder Bertoldo</dc:creator>
    <meta:editing-duration>PT1M1S</meta:editing-duration>
    <meta:editing-cycles>1</meta:editing-cycles>
    <meta:document-statistic meta:table-count="0" meta:image-count="0" meta:object-count="0" meta:page-count="1" meta:paragraph-count="1" meta:word-count="8" meta:character-count="54" meta:non-whitespace-character-count="47"/>
  </office:meta>
</office:document-meta>
</file>